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straint-B31-R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restraint-B32-L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restraint-B36-R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string" calcext:value-type="string">
            <text:p>restraint-B39-R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string" calcext:value-type="string">
            <text:p>Restraint-C14-L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string" calcext:value-type="string">
            <text:p>Restraint-C14-R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restraint-C15-L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restraint-C15-R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restraint-D2-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emale-B31-R</text:p>
          </table:table-cell>
          <table:table-cell office:value-type="float" office:value="-0.42" calcext:value-type="float">
            <text:p>-0.42</text:p>
          </table:table-cell>
        </table:table-row>
        <table:table-row table:style-name="ro1">
          <table:table-cell office:value-type="string" calcext:value-type="string">
            <text:p>female-B32-L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female-B38-R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string" calcext:value-type="string">
            <text:p>female-B39-R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string" calcext:value-type="string">
            <text:p>female-C14-L</text:p>
          </table:table-cell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string" calcext:value-type="string">
            <text:p>female-C14-R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string" calcext:value-type="string">
            <text:p>female-C17-L</text:p>
          </table:table-cell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string" calcext:value-type="string">
            <text:p>female-C17-R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string" calcext:value-type="string">
            <text:p>female-C18-L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string" calcext:value-type="string">
            <text:p>female-C15-L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female-C15-R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le-B31-R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string" calcext:value-type="string">
            <text:p>male-B38-R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string" calcext:value-type="string">
            <text:p>male-B39-R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male-C14-L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string" calcext:value-type="string">
            <text:p>male-C14-R</text:p>
          </table:table-cell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string" calcext:value-type="string">
            <text:p>male-C15-L</text:p>
          </table:table-cell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string" calcext:value-type="string">
            <text:p>male-C15-R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string" calcext:value-type="string">
            <text:p>male-C17-L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string" calcext:value-type="string">
            <text:p>male-C17-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string" calcext:value-type="string">
            <text:p>male-C18-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bject-B32-L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string" calcext:value-type="string">
            <text:p>object-B36-R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object-B38-R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1">
          <table:table-cell office:value-type="string" calcext:value-type="string">
            <text:p>object-C14-L</text:p>
          </table:table-cell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string" calcext:value-type="string">
            <text:p>object-C14-R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string" calcext:value-type="string">
            <text:p>object-C15-L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string" calcext:value-type="string">
            <text:p>object-C15-R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string" calcext:value-type="string">
            <text:p>object-C18-L</text:p>
          </table:table-cell>
          <table:table-cell office:value-type="float" office:value="-0.06" calcext:value-type="float">
            <text:p>-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8T06:46:34.608166592</meta:creation-date>
    <dc:date>2021-01-08T06:48:45.927508624</dc:date>
    <meta:editing-duration>PT2M11S</meta:editing-duration>
    <meta:editing-cycles>1</meta:editing-cycles>
    <meta:document-statistic meta:table-count="1" meta:cell-count="76" meta:object-count="0"/>
    <meta:generator>LibreOffice/5.1.6.2$Linux_X86_64 LibreOffice_project/10m0$Build-2</meta:generator>
  </office:meta>
</office:document-meta>
</file>